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D000001617D8CAA0D.png"/>
  <manifest:file-entry manifest:media-type="image/png" manifest:full-path="Pictures/10000000000002F6000000C319DABBF9.png"/>
  <manifest:file-entry manifest:media-type="image/png" manifest:full-path="Pictures/10000000000002C0000000CF34362736.png"/>
  <manifest:file-entry manifest:media-type="image/png" manifest:full-path="Pictures/10000000000002F6000000C66919FF57.png"/>
  <manifest:file-entry manifest:media-type="image/png" manifest:full-path="Pictures/1000000000000242000000AA364E64B9.png"/>
  <manifest:file-entry manifest:media-type="image/png" manifest:full-path="Pictures/10000000000003C0000000D8564022FB.png"/>
  <manifest:file-entry manifest:media-type="image/png" manifest:full-path="Pictures/1000020100000134000000B41E3FD691.png"/>
  <manifest:file-entry manifest:media-type="image/png" manifest:full-path="Pictures/10000000000003C0000002D0CEF1C7C3.png"/>
  <manifest:file-entry manifest:media-type="image/png" manifest:full-path="Pictures/10000201000002D3000001738583EFB2.png"/>
  <manifest:file-entry manifest:media-type="image/png" manifest:full-path="Pictures/1000000000000134000000B484AB7B05.png"/>
  <manifest:file-entry manifest:media-type="image/png" manifest:full-path="Pictures/100000000000024E000000BBB934F21F.png"/>
  <manifest:file-entry manifest:media-type="image/png" manifest:full-path="Pictures/10000000000002CC0000016F3920D121.png"/>
  <manifest:file-entry manifest:media-type="image/png" manifest:full-path="Pictures/10000201000002D3000000F8EE62AA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BX10" svg:font-family="CMBX10"/>
    <style:font-face style:name="CMBX12" svg:font-family="CMBX12"/>
    <style:font-face style:name="CMR10" svg:font-family="CMR10"/>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13.6cm" fo:margin-left="0cm" fo:margin-right="2.402cm" table:align="margins"/>
    </style:style>
    <style:style style:name="Tabelle2.A" style:family="table-column">
      <style:table-column-properties style:column-width="0.836cm" style:rel-column-width="474*"/>
    </style:style>
    <style:style style:name="Tabelle2.B" style:family="table-column">
      <style:table-column-properties style:column-width="1.221cm" style:rel-column-width="692*"/>
    </style:style>
    <style:style style:name="Tabelle2.C" style:family="table-column">
      <style:table-column-properties style:column-width="1.143cm" style:rel-column-width="648*"/>
    </style:style>
    <style:style style:name="Tabelle2.D" style:family="table-column">
      <style:table-column-properties style:column-width="1.159cm" style:rel-column-width="657*"/>
    </style:style>
    <style:style style:name="Tabelle2.E" style:family="table-column">
      <style:table-column-properties style:column-width="1.136cm" style:rel-column-width="644*"/>
    </style:style>
    <style:style style:name="Tabelle2.F" style:family="table-column">
      <style:table-column-properties style:column-width="1.215cm" style:rel-column-width="689*"/>
    </style:style>
    <style:style style:name="Tabelle2.G" style:family="table-column">
      <style:table-column-properties style:column-width="1.219cm" style:rel-column-width="691*"/>
    </style:style>
    <style:style style:name="Tabelle2.H" style:family="table-column">
      <style:table-column-properties style:column-width="1.217cm" style:rel-column-width="690*"/>
    </style:style>
    <style:style style:name="Tabelle2.I" style:family="table-column">
      <style:table-column-properties style:column-width="2.133cm" style:rel-column-width="1209*"/>
    </style:style>
    <style:style style:name="Tabelle2.J" style:family="table-column">
      <style:table-column-properties style:column-width="1.184cm" style:rel-column-width="671*"/>
    </style:style>
    <style:style style:name="Tabelle2.K" style:family="table-column">
      <style:table-column-properties style:column-width="1.138cm" style:rel-column-width="645*"/>
    </style:style>
    <style:style style:name="Tabelle2.A1" style:family="table-cell" style:data-style-name="N100">
      <style:table-cell-properties fo:padding="0.097cm" fo:border-left="0.002cm solid #000000" fo:border-right="none" fo:border-top="0.002cm solid #000000" fo:border-bottom="0.002cm solid #000000"/>
    </style:style>
    <style:style style:name="Tabelle2.B1" style:family="table-cell">
      <style:table-cell-properties fo:padding="0.097cm" fo:border-left="0.002cm solid #000000" fo:border-right="none" fo:border-top="0.002cm solid #000000" fo:border-bottom="0.002cm solid #000000"/>
    </style:style>
    <style:style style:name="Tabelle2.K1" style:family="table-cell">
      <style:table-cell-properties fo:padding="0.097cm" fo:border="0.002cm solid #000000"/>
    </style:style>
    <style:style style:name="Tabelle2.A2" style:family="table-cell" style:data-style-name="N10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K2" style:family="table-cell">
      <style:table-cell-properties fo:padding="0.097cm" fo:border-left="0.002cm solid #000000" fo:border-right="0.002cm solid #000000" fo:border-top="none" fo:border-bottom="0.002cm solid #000000"/>
    </style:style>
    <style:style style:name="Tabelle1" style:family="table">
      <style:table-properties style:width="15.901cm" table:align="left"/>
    </style:style>
    <style:style style:name="Tabelle1.A" style:family="table-column">
      <style:table-column-properties style:column-width="7.938cm"/>
    </style:style>
    <style:style style:name="Tabelle1.B" style:family="table-column">
      <style:table-column-properties style:column-width="7.964cm"/>
    </style:style>
    <style:style style:name="Tabelle1.A1" style:family="table-cell">
      <style:table-cell-properties fo:padding-left="0.191cm" fo:padding-right="0.191cm" fo:padding-top="0cm" fo:padding-bottom="0cm" fo:border="none"/>
    </style:style>
    <style:style style:name="P1" style:family="paragraph" style:parent-style-name="List_20_Paragraph" style:list-style-name="L4">
      <style:text-properties style:font-name="Times New Roman" fo:font-size="12pt" fo:language="en" fo:country="US" style:font-size-asian="12pt" style:font-size-complex="12pt"/>
    </style:style>
    <style:style style:name="P2" style:family="paragraph" style:parent-style-name="Heading_20_2">
      <style:text-properties fo:language="en" fo:country="US"/>
    </style:style>
    <style:style style:name="P3" style:family="paragraph" style:parent-style-name="Heading_20_2">
      <style:text-properties style:font-name="Arial" fo:font-size="13pt" style:font-size-asian="13pt" style:font-size-complex="13pt"/>
    </style:style>
    <style:style style:name="P4" style:family="paragraph" style:parent-style-name="Heading_20_2">
      <style:paragraph-properties fo:break-before="page"/>
      <style:text-properties style:font-name="Arial" fo:font-size="13pt" style:font-size-asian="13pt" style:font-size-complex="13pt"/>
    </style:style>
    <style:style style:name="P5" style:family="paragraph" style:parent-style-name="Normal">
      <style:text-properties style:font-name="Arial" fo:font-size="13pt" style:font-size-asian="13pt" style:font-size-complex="13pt"/>
    </style:style>
    <style:style style:name="P6" style:family="paragraph" style:parent-style-name="Normal">
      <style:text-properties style:font-name="Times New Roman" fo:font-size="12pt" fo:language="en" fo:country="US" style:font-size-asian="12pt" style:font-size-complex="12pt"/>
    </style:style>
    <style:style style:name="P7" style:family="paragraph" style:parent-style-name="Normal">
      <style:paragraph-properties fo:margin-top="0cm" fo:margin-bottom="0cm" fo:line-height="100%"/>
    </style:style>
    <style:style style:name="P8" style:family="paragraph" style:parent-style-name="Heading_20_1"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font-weight-complex="bold"/>
    </style:style>
    <style:style style:name="P9" style:family="paragraph" style:parent-style-name="Standard" style:list-style-name="">
      <style:paragraph-properties style:text-autospace="none"/>
      <style:text-properties style:font-name="Times New Roman" fo:font-size="12pt" style:font-name-asian="CMR10" style:font-size-asian="12pt" style:font-name-complex="CMR10" style:font-size-complex="12pt"/>
    </style:style>
    <style:style style:name="P10"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11" style:family="paragraph" style:parent-style-name="Standard" style:list-style-name="">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list-style-name="">
      <style:paragraph-properties style:text-autospace="none"/>
    </style:style>
    <style:style style:name="P13" style:family="paragraph" style:parent-style-name="Standard" style:list-style-name="">
      <style:paragraph-properties fo:margin-top="0cm" fo:margin-bottom="0.3cm" style:text-autospace="none"/>
      <style:text-properties style:font-name="Times New Roman" fo:font-size="12pt" style:font-name-asian="CMR10" style:font-size-asian="12pt" style:font-name-complex="CMR10" style:font-size-complex="12pt"/>
    </style:style>
    <style:style style:name="P14" style:family="paragraph" style:parent-style-name="Standard" style:list-style-name="">
      <style:paragraph-properties fo:margin-top="0cm" fo:margin-bottom="0.3cm" fo:text-align="start" style:justify-single-word="false" style:text-autospace="none"/>
      <style:text-properties style:font-name="Times New Roman" fo:font-size="12pt" style:font-name-asian="CMR10" style:font-size-asian="12pt" style:font-name-complex="CMR10" style:font-size-complex="12pt"/>
    </style:style>
    <style:style style:name="P15" style:family="paragraph" style:parent-style-name="Standard" style:list-style-name="L5">
      <style:paragraph-properties fo:margin-top="0cm" fo:margin-bottom="0.3cm" fo:text-align="start" style:justify-single-word="false" style:text-autospace="none"/>
      <style:text-properties style:font-name="Times New Roman" fo:font-size="12pt" style:font-name-asian="CMR10" style:font-size-asian="12pt" style:font-name-complex="CMR10" style:font-size-complex="12pt"/>
    </style:style>
    <style:style style:name="P16" style:family="paragraph" style:parent-style-name="Standard" style:list-style-name="">
      <style:paragraph-properties fo:margin-top="0cm" fo:margin-bottom="0.3cm" fo:text-align="start" style:justify-single-word="false" style:text-autospace="none"/>
      <style:text-properties style:font-name="Times New Roman" fo:font-size="12pt" fo:font-style="italic" fo:font-weight="bold" style:font-name-asian="CMR10" style:font-size-asian="12pt" style:font-style-asian="italic" style:font-weight-asian="bold" style:font-name-complex="CMR10" style:font-size-complex="12pt" style:font-style-complex="italic" style:font-weight-complex="bold"/>
    </style:style>
    <style:style style:name="P17" style:family="paragraph" style:parent-style-name="Standard" style:list-style-name="">
      <style:paragraph-properties fo:margin-top="0cm" fo:margin-bottom="0.3cm" fo:text-align="start" style:justify-single-word="false" style:text-autospace="none"/>
      <style:text-properties style:font-name="Times New Roman" fo:font-size="12pt" fo:language="en" fo:country="US" style:font-name-asian="CMR10" style:font-size-asian="12pt" style:font-name-complex="CMR10" style:font-size-complex="12pt"/>
    </style:style>
    <style:style style:name="P18" style:family="paragraph" style:parent-style-name="Standard" style:list-style-name="">
      <style:paragraph-properties fo:margin-top="0cm" fo:margin-bottom="0.3cm" style:text-autospace="none"/>
      <style:text-properties style:font-name="Times New Roman" fo:font-size="12pt" style:font-name-asian="CMBX10" style:font-size-asian="12pt" style:font-name-complex="CMBX10" style:font-size-complex="12pt"/>
    </style:style>
    <style:style style:name="P19" style:family="paragraph" style:parent-style-name="Standard" style:list-style-name="">
      <style:paragraph-properties fo:margin-top="0cm" fo:margin-bottom="0.3cm" style:text-autospace="none"/>
    </style:style>
    <style:style style:name="P20" style:family="paragraph" style:parent-style-name="Standard" style:list-style-name="L5">
      <style:paragraph-properties fo:margin-top="0cm" fo:margin-bottom="0.3cm" style:text-autospace="none"/>
    </style:style>
    <style:style style:name="P21" style:family="paragraph" style:parent-style-name="Standard" style:list-style-name="">
      <style:paragraph-properties fo:margin-top="0cm" fo:margin-bottom="0.3cm" fo:text-align="start" style:justify-single-word="false" style:text-autospace="none"/>
    </style:style>
    <style:style style:name="P22" style:family="paragraph" style:parent-style-name="Standard" style:list-style-name="">
      <style:paragraph-properties fo:margin-left="1cm" fo:margin-right="0cm" fo:margin-top="0cm" fo:margin-bottom="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T1" style:family="text">
      <style:text-properties fo:language="en" fo:country="US"/>
    </style:style>
    <style:style style:name="T2" style:family="text">
      <style:text-properties style:language-asian="nb" style:country-asian="NO"/>
    </style:style>
    <style:style style:name="T3" style:family="text">
      <style:text-properties style:font-name="Arial" fo:font-size="13pt" style:font-size-asian="13pt" style:font-size-complex="13pt"/>
    </style:style>
    <style:style style:name="T4" style:family="text">
      <style:text-properties style:font-name="Arial" fo:font-size="13pt" fo:language="en" fo:country="US" style:font-size-asian="13pt" style:font-size-complex="13pt"/>
    </style:style>
    <style:style style:name="T5" style:family="text">
      <style:text-properties style:font-name="Arial" fo:font-size="13pt" style:font-name-asian="CMR10" style:font-size-asian="13pt" style:font-name-complex="CMR10" style:font-size-complex="13pt"/>
    </style:style>
    <style:style style:name="T6" style:family="text">
      <style:text-properties style:font-name-asian="CMBX12" style:font-name-complex="CMBX12"/>
    </style:style>
    <style:style style:name="T7" style:family="text">
      <style:text-properties style:font-name-asian="CMBX10" style:font-name-complex="CMBX10"/>
    </style:style>
    <style:style style:name="T8" style:family="text">
      <style:text-properties style:font-name="Times New Roman"/>
    </style:style>
    <style:style style:name="T9" style:family="text">
      <style:text-properties style:font-name="Times New Roman" fo:font-size="12pt" style:font-name-asian="CMBX10" style:font-size-asian="12pt" style:font-name-complex="CMBX10" style:font-size-complex="12pt"/>
    </style:style>
    <style:style style:name="T10" style:family="text">
      <style:text-properties style:font-name="Times New Roman" fo:font-size="12pt" style:font-name-asian="CMR10" style:font-size-asian="12pt" style:font-name-complex="CMR10" style:font-size-complex="12pt"/>
    </style:style>
    <style:style style:name="T11" style:family="text">
      <style:text-properties style:font-name="Times New Roman" fo:font-weight="bold" style:font-weight-asian="bold" style:font-weight-complex="bold"/>
    </style:style>
    <style:style style:name="T12" style:family="text">
      <style:text-properties fo:color="#000000" style:text-underline-style="none"/>
    </style:style>
    <style:style style:name="T13" style:family="text">
      <style:text-properties fo:font-size="12pt"/>
    </style:style>
    <style:style style:name="T14" style:family="text">
      <style:text-properties style:font-name-asian="CMR10"/>
    </style:style>
    <style:style style:name="T15" style:family="text">
      <style:text-properties style:font-size-asian="12pt"/>
    </style:style>
    <style:style style:name="T16" style:family="text">
      <style:text-properties style:font-name-complex="CMR10"/>
    </style:style>
    <style:style style:name="T17" style:family="text">
      <style:text-properties style:font-size-complex="12pt"/>
    </style:style>
    <style:style style:name="T18" style:family="text">
      <style:text-properties fo:color="#0084d1" style:font-name="Cambria" fo:font-size="13pt" fo:language="en" fo:country="US" style:font-size-asian="13pt" style:font-size-complex="13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ssignment 4 / 5<text:line-break/><text:span text:style-name="T6">A Neural Network Controller for Webots</text:span></text:h>
      <text:h text:style-name="P3" text:outline-level="2"><text:span text:style-name="Default_20_Paragraph_20_Font"><text:span text:style-name="T4">1. An overview of the basic structure of your code</text:span></text:span></text:h>
      <text:h text:style-name="Heading_20_3" text:outline-level="3"><text:span text:style-name="Default_20_Paragraph_20_Font"><text:span text:style-name="T18">Class Diagram</text:span></text:span></text:h>
      <text:h text:style-name="Heading_20_2" text:outline-level="2"><text:span text:style-name="Default_20_Paragraph_20_Font"><text:span text:style-name="T1"><draw:frame draw:style-name="fr1" draw:name="Picture 1" text:anchor-type="as-char" svg:y="0cm" svg:width="16.007cm" style:rel-width="scale" svg:height="11.991cm" style:rel-height="scale" draw:z-index="9"><draw:image xlink:href="Pictures/10000000000003C0000002D0CEF1C7C3.png" xlink:type="simple" xlink:show="embed" xlink:actuate="onLoad"/></draw:frame></text:span></text:span></text:h>
      <text:p text:style-name="P6">The main structure of the program is similar to the approach suggested by the assignment paper, webots-ann, except for the omission of the two parent classes in-between the Marvin-class and the GenericANN class. </text:p>
      <text:h text:style-name="P2" text:outline-level="2">Marvin</text:h>
      <text:p text:style-name="P6">This is our interface to the Webots framework. It inherits from EpuckBasic, and is responsible for:</text:p>
      <text:list xml:id="list24376178" text:style-name="L4">
        <text:list-item>
          <text:p text:style-name="P1">Creating an instance of the GenericANN class</text:p>
        </text:list-item>
        <text:list-item>
          <text:p text:style-name="P1">Retrieving sensor-data from the framework and feeding this to the neural net.</text:p>
        </text:list-item>
        <text:list-item>
          <text:p text:style-name="P1"><text:soft-page-break/>Retrieving the output-data from the network, and using this to manipulate the movements of the Epuck robot.</text:p>
        </text:list-item>
      </text:list>
      <text:h text:style-name="P2" text:outline-level="2">GenericANN</text:h>
      <text:p text:style-name="P6">This is the core class of our program. It is responsible for generating the ANN that is used by the Marvin-class. Its main responsibilities are:</text:p>
      <text:list xml:id="list25560394" text:continue-numbering="true" text:style-name="L4">
        <text:list-item>
          <text:p text:style-name="P1">Reading and parsing the ANN-script.</text:p>
        </text:list-item>
        <text:list-item>
          <text:p text:style-name="P1">Intializing Layers and Links according to the parameters specified by the script.</text:p>
        </text:list-item>
        <text:list-item>
          <text:p text:style-name="P1">Executing the layers during the execution of the neural network.</text:p>
        </text:list-item>
        <text:list-item>
          <text:p text:style-name="P1">Training the network.</text:p>
        </text:list-item>
      </text:list>
      <text:h text:style-name="P2" text:outline-level="2">Layer</text:h>
      <text:p text:style-name="P6">The main responsibilities of this class are:</text:p>
      <text:list xml:id="list25561008" text:continue-numbering="true" text:style-name="L4">
        <text:list-item>
          <text:p text:style-name="P1">Executing the nodes within its own layer.</text:p>
        </text:list-item>
        <text:list-item>
          <text:p text:style-name="P1">Doing back-propagation on its own layer, and calling back-propagation on layers that are linked to it.</text:p>
        </text:list-item>
      </text:list>
      <text:h text:style-name="P2" text:outline-level="2">Link</text:h>
      <text:p text:style-name="P6"><text:bookmark-start text:name="OLE_LINK2"/><text:bookmark-start text:name="OLE_LINK1"/>The main responsibilities of this class are:</text:p>
      <text:list xml:id="list25553535" text:continue-numbering="true" text:style-name="L4">
        <text:list-item>
          <text:p text:style-name="P1"><text:bookmark-end text:name="OLE_LINK2"/><text:bookmark-end text:name="OLE_LINK1"/>Connecting the arcs between the nodes of the different layers, consistently with the correct topology.</text:p>
        </text:list-item>
        <text:list-item>
          <text:p text:style-name="P1">Updating the weights of its associated arcs, during back-propagation.</text:p>
        </text:list-item>
        <text:list-item>
          <text:p text:style-name="P1">Adding the weighted outputs of the nodes in the previous layer that are connected to some specified by node. <text:s/></text:p>
        </text:list-item>
      </text:list>
      <text:h text:style-name="P2" text:outline-level="2">Arc</text:h>
      <text:p text:style-name="P18">The main responsibility of this class is mainly to connect to nodes, and to associate a weight with this connection. </text:p>
      <text:h text:style-name="P2" text:outline-level="2">Script</text:h>
      <text:p text:style-name="Normal"><text:span text:style-name="T1">The script consists of several configuration parts: Layer, Link and execution order. Apart from the parameters mentioned in the generic_ann description, it is possible to create hard-wired ANNs with the script. <text:s/>The arcs can be specified in the link where they should be created by defining the numbers of the nodes (index starting by 0) in the pre and post layer that should be connected and specifying the weight of the arc.</text:span></text:p>
      <text:h text:style-name="P4" text:outline-level="2">2. A clear description of the task that your epuck robot is supposed to perform.</text:h>
      <text:p text:style-name="P13"><text:span text:style-name="T7">As task for our epuck robot we chose the first example of tasks given in the assignment instruction:</text:span></text:p>
      <text:p text:style-name="P19"><text:span text:style-name="T7"><text:s/><text:tab/></text:span><text:span text:style-name="T9">„Moving as fast as possible, but avoid all obstacles, while exploring the environment;<text:line-break/><text:tab/>i.e. the robot shouldn't just spin around in circles but should move around in the<text:line-break/><text:tab/>arena/environment.“</text:span></text:p>
      <text:p text:style-name="P14">To explore the environment our robot shall go forward as long as there is no obstacle in the way. If it's sensors find an obstacle near, the robot shall turn away from the obstacle.</text:p>
      <text:p text:style-name="P13">There are four general situations the robot should react to:</text:p>
      <text:list xml:id="list21416286" text:style-name="L5">
        <text:list-item>
          <text:p text:style-name="P20"><text:span text:style-name="T10">The distance sensors don't sense any object near the robot. It should therefore go (approximately) straight ahead by moving both of it's wheels.</text:span></text:p>
        </text:list-item>
        <text:list-item>
          <text:p text:style-name="P20"><text:span text:style-name="T10">The sensors sense an object in the front. The robot should hardly turn one wheel and fully turn the other wheel to make a sharp turn.</text:span></text:p>
        </text:list-item>
        <text:list-item>
          <text:p text:style-name="P20"><text:span text:style-name="T10">The sensors sense an object to the left. The robot should therefore make a turn to the right by turning it's left wheel at full speed and turning it's right wheel a bit / hardly at all.</text:span></text:p>
        </text:list-item>
        <text:list-item>
          <text:p text:style-name="P15">The sensors sense an object to the right. The robot should therefore make a turn to the left by turning it's right wheel at full speed and turning it's left wheel a bit / hardly at all.</text:p>
        </text:list-item>
      </text:list>
      <text:h text:style-name="P3" text:outline-level="2">3. A script of the main ANN used in your Webots runs</text:h>
      <text:p text:style-name="P13">The script for the hardwired robot:</text:p>
      <text:p text:style-name="P22">begin layer</text:p>
      <text:p text:style-name="P22">layer_name sensors</text:p>
      <text:p text:style-name="P22">layer_type input</text:p>
      <text:p text:style-name="P22">layer_size 8</text:p>
      <text:p text:style-name="P22">layer_act_func step</text:p>
      <text:p text:style-name="P22">end layer</text:p>
      <text:p text:style-name="P22"/>
      <text:p text:style-name="P22">begin layer</text:p>
      <text:p text:style-name="P22">layer_name hidden</text:p>
      <text:p text:style-name="P22">layer_type hidden</text:p>
      <text:p text:style-name="P22">layer_size 3</text:p>
      <text:p text:style-name="P22">layer_act_func step</text:p>
      <text:p text:style-name="P22">end layer</text:p>
      <text:p text:style-name="P22"/>
      <text:p text:style-name="P22">begin layer</text:p>
      <text:p text:style-name="P22">layer_name motors</text:p>
      <text:p text:style-name="P22">layer_type output</text:p>
      <text:p text:style-name="P22">layer_size 3</text:p>
      <text:p text:style-name="P22">layer_act_func linear</text:p>
      <text:p text:style-name="P22"><text:soft-page-break/>end layer</text:p>
      <text:p text:style-name="P22"/>
      <text:p text:style-name="P22">begin link</text:p>
      <text:p text:style-name="P22">link_name_pre sensors</text:p>
      <text:p text:style-name="P22">link_name_post hidden</text:p>
      <text:p text:style-name="P22"/>
      <text:p text:style-name="P22">begin arc</text:p>
      <text:p text:style-name="P22">arc 0,0,0.9</text:p>
      <text:p text:style-name="P22">arc 1,0,0.9</text:p>
      <text:p text:style-name="P22">arc 2,0,0.7</text:p>
      <text:p text:style-name="P22">arc 7,1,0.9</text:p>
      <text:p text:style-name="P22">arc 6,1,0.9</text:p>
      <text:p text:style-name="P22">arc 5,1,0.7</text:p>
      <text:p text:style-name="P22">arc 0,2,0.8</text:p>
      <text:p text:style-name="P22">arc 7,2,0.8</text:p>
      <text:p text:style-name="P22">arc 1,2,0.7</text:p>
      <text:p text:style-name="P22">arc 6,2,0.7</text:p>
      <text:p text:style-name="P22">end arc</text:p>
      <text:p text:style-name="P22"/>
      <text:p text:style-name="P22">end link</text:p>
      <text:p text:style-name="P22"/>
      <text:p text:style-name="P22">begin link</text:p>
      <text:p text:style-name="P22">link_name_pre hidden</text:p>
      <text:p text:style-name="P22">link_name_post motors</text:p>
      <text:p text:style-name="P22"/>
      <text:p text:style-name="P22">begin arc</text:p>
      <text:p text:style-name="P22">arc 0,1,0.5</text:p>
      <text:p text:style-name="P22">arc 1,0,0.5</text:p>
      <text:p text:style-name="P22">arc 2,2,0.8</text:p>
      <text:p text:style-name="P22">end arc</text:p>
      <text:p text:style-name="P22"/>
      <text:p text:style-name="P22">end link</text:p>
      <text:p text:style-name="P22"/>
      <text:p text:style-name="P22">begin exec_order</text:p>
      <text:p text:style-name="P22">hidden 0</text:p>
      <text:p text:style-name="P22">motors 1</text:p>
      <text:p text:style-name="P22">end exec_order</text:p>
      <text:p text:style-name="P22"><text:span text:style-name="T10"/></text:p>
      <text:p text:style-name="P13">The script for the learning robot:</text:p>
      <text:p text:style-name="P22">begin layer</text:p>
      <text:p text:style-name="P22">layer_name sensors</text:p>
      <text:p text:style-name="P22">layer_type input</text:p>
      <text:p text:style-name="P22">layer_size 8</text:p>
      <text:p text:style-name="P22">layer_act_func right_sigmoid</text:p>
      <text:p text:style-name="P22">end layer</text:p>
      <text:p text:style-name="P22"/>
      <text:p text:style-name="P22">begin layer</text:p>
      <text:p text:style-name="P22">layer_name motors</text:p>
      <text:p text:style-name="P22">layer_type output</text:p>
      <text:p text:style-name="P22">layer_size 2</text:p>
      <text:p text:style-name="P22">layer_act_func right_sigmoid</text:p>
      <text:p text:style-name="P22">end layer</text:p>
      <text:p text:style-name="P22"><text:soft-page-break/></text:p>
      <text:p text:style-name="P22">begin link</text:p>
      <text:p text:style-name="P22">link_name_pre sensors</text:p>
      <text:p text:style-name="P22">link_name_post motors</text:p>
      <text:p text:style-name="P22">link_conn_top full</text:p>
      <text:p text:style-name="P22">link_conn_prob 0.6</text:p>
      <text:p text:style-name="P22">link_learn_rule classical-<text:span text:style-name="T12">hebb</text:span></text:p>
      <text:p text:style-name="P22">link_learn_param 0.3</text:p>
      <text:p text:style-name="P22">link_learn_rate 0.3</text:p>
      <text:p text:style-name="P22">link_range -0.1,0.1</text:p>
      <text:p text:style-name="P22">end link</text:p>
      <text:p text:style-name="P22"/>
      <text:p text:style-name="P22">begin exec_order</text:p>
      <text:p text:style-name="P22">motors 0</text:p>
      <text:p text:style-name="P22">end exec_order</text:p>
      <text:h text:style-name="P3" text:outline-level="2"><text:span text:style-name="Default_20_Paragraph_20_Font"><text:span text:style-name="T1">4. A circuit diagram and brief description of how it works</text:span></text:span></text:h>
      <text:p text:style-name="P16">The hardwired circuit:</text:p>
      <text:p text:style-name="Text_20_body"><draw:frame draw:style-name="fr2" draw:name="Grafik1" text:anchor-type="paragraph" svg:width="15.817cm" svg:height="8.116cm" draw:z-index="0"><draw:image xlink:href="Pictures/10000201000002D3000001738583EFB2.png" xlink:type="simple" xlink:show="embed" xlink:actuate="onLoad"/></draw:frame><text:span text:style-name="T3"/></text:p>
      <text:p text:style-name="P14">The hardwired ANN contains three layers. The first layer is the input layer named sensors. It has eight nodes which get loaded with the values of the robot's sensors. Since the robot only goes forward, nodes 3 and 4, which represent that there are objects near the robot's back, are not used in the ANN.</text:p>
      <text:p text:style-name="P14">Nodes 0,1 and 2, which are on the right side of the robot, contribute to the first hidden node. This node becomes a detector for objects on the right.</text:p>
      <text:p text:style-name="P14">Nodes <text:s/>5,6 and 7, which are on the left side of the robot, contribute to the second hidden node, which becomes a detector for objects on the left.</text:p>
      <text:p text:style-name="P14">Additionally ndes 0,1,6 and 7 contribute to the third hidden layer node, which detects situations where objects are in the front of the robot.</text:p>
      <text:p text:style-name="P14"><text:span text:style-name="T1">The hardwired-robot follows these principles:</text:span></text:p>
      <text:p text:style-name="Normal"><text:soft-page-break/><text:span text:style-name="Default_20_Paragraph_20_Font"><text:span text:style-name="T2"><draw:frame draw:style-name="fr1" draw:name="Picture 2" text:anchor-type="as-char" svg:y="0cm" svg:width="15.979cm" style:rel-width="scale" svg:height="3.604cm" style:rel-height="scale" draw:z-index="6"><draw:image xlink:href="Pictures/10000000000003C0000000D8564022FB.png" xlink:type="simple" xlink:show="embed" xlink:actuate="onLoad"/></draw:frame></text:span></text:span></text:p>
      <text:p text:style-name="P17">From this illustration, you can see the webot on the left, with its distance sensors colored in blue and red. It uses these sensor-values to feed to the ANN, which consequently outputs three values, Vx, Vy and Vz. Of these values, Vx and Vy determine the speed of the left and right wheel along with some random value to ensure that the robot is always moving. The values Vx and Vy will change depending on how close the webot is to something on its right or left side, while the value Vz will change whether the robot is close to something which is straight ahead of it. If the latter is the case, Vz will have an inhibitory effect on the contribution from Vx and Vy, causing the robot to back up a little. The values of Vx and Vy will then cause the robot to turn away from the obstacle in front of it.</text:p>
      <table:table table:name="Tabelle1" table:style-name="Tabelle1">
        <table:table-column table:style-name="Tabelle1.A"/>
        <table:table-column table:style-name="Tabelle1.B"/>
        <table:table-row>
          <table:table-cell table:style-name="Tabelle1.A1" office:value-type="string">
            <text:p text:style-name="P7"><text:span text:style-name="Default_20_Paragraph_20_Font"><text:span text:style-name="T2"><draw:frame draw:style-name="fr1" draw:name="Picture 5" text:anchor-type="as-char" svg:y="0cm" svg:width="7.666cm" style:rel-width="scale" svg:height="4.471cm" style:rel-height="scale" draw:z-index="7"><draw:image xlink:href="Pictures/1000000000000134000000B484AB7B05.png" xlink:type="simple" xlink:show="embed" xlink:actuate="onLoad"/></draw:frame></text:span></text:span></text:p>
          </table:table-cell>
          <table:table-cell table:style-name="Tabelle1.A1" office:value-type="string">
            <text:p text:style-name="P7"><text:span text:style-name="Default_20_Paragraph_20_Font"><text:span text:style-name="T2"><draw:frame draw:style-name="fr1" draw:name="Picture 7" text:anchor-type="as-char" svg:y="0cm" svg:width="7.68cm" style:rel-width="scale" svg:height="4.48cm" style:rel-height="scale" draw:z-index="8"><draw:image xlink:href="Pictures/1000020100000134000000B41E3FD691.png" xlink:type="simple" xlink:show="embed" xlink:actuate="onLoad"/></draw:frame></text:span></text:span></text:p>
          </table:table-cell>
        </table:table-row>
      </table:table>
      <text:p text:style-name="P21"><text:span text:style-name="Default_20_Paragraph_20_Font"><text:span text:style-name="T1">The preceding illustrations show how the webot successfully manages to avoid crashing into the wall.</text:span></text:span></text:p>
      <text:p text:style-name="P16">The learning circuit:</text:p>
      <text:p text:style-name="P14"><draw:frame draw:style-name="fr2" draw:name="Grafik2" text:anchor-type="paragraph" svg:width="15.727cm" svg:height="5.394cm" draw:z-index="1"><draw:image xlink:href="Pictures/10000201000002D3000000F8EE62AAFC.png" xlink:type="simple" xlink:show="embed" xlink:actuate="onLoad"/></draw:frame></text:p>
      <text:p text:style-name="P14">The ANN for the learning robot contains two layers, one input layer named sensors, in which nodes the sensor data of the robot gets loaded, and one output layer named motors. The first output node is used as the speed of the left wheel, the second output node is used as the speed <text:soft-page-break/>of the second wheel. The nodes are connected with a full topology, so that every node in a layer has a connection to/influence on all nodes in the downstream layer.</text:p>
      <text:h text:style-name="P3" text:outline-level="2">5. <text:span text:style-name="T7">Information on</text:span> the performance of the <text:span text:style-name="T7">hard-wired </text:span>robot</text:h>
      <text:p text:style-name="P14"><draw:frame draw:style-name="fr3" draw:name="Grafik7" text:anchor-type="paragraph" svg:x="0.159cm" svg:y="2.067cm" svg:width="15.582cm" svg:height="8.029cm" draw:z-index="10"><draw:image xlink:href="Pictures/10000000000002AD000001617D8CAA0D.png" xlink:type="simple" xlink:show="embed" xlink:actuate="onLoad"/></draw:frame>A description on how the hard-wired robot works to avoid obstacles can be found in the previous section. The following screenshots show how the robot approaches obstacles and how it avoids them and successfully turns away.</text:p>
      <text:p text:style-name="Text_20_body"><text:span text:style-name="T3"/></text:p>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p text:style-name="P5"><draw:frame draw:style-name="fr4" draw:name="Grafik8" text:anchor-type="paragraph" svg:x="0cm" svg:y="0cm" svg:width="16.002cm" svg:height="4.179cm" draw:z-index="11"><draw:image xlink:href="Pictures/10000000000002F6000000C66919FF57.png" xlink:type="simple" xlink:show="embed" xlink:actuate="onLoad"/></draw:frame><draw:frame draw:style-name="fr3" draw:name="Grafik9" text:anchor-type="paragraph" svg:x="0.212cm" svg:y="4.577cm" svg:width="15.612cm" svg:height="4.948cm" draw:z-index="12"><draw:image xlink:href="Pictures/100000000000024E000000BBB934F21F.png" xlink:type="simple" xlink:show="embed" xlink:actuate="onLoad"/></draw:frame></text:p>
      <text:h text:style-name="P3" text:outline-level="2"><text:soft-page-break/>(6. A working demo of the hard-wired robot<text:span text:style-name="T7">)</text:span></text:h>
      <text:h text:style-name="P3" text:outline-level="2">7. A description of the training cases and general strategy for backprop training</text:h>
      <text:p text:style-name="P9">We used the following training cases for the backpropagation learning:</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column table:style-name="Tabelle2.J"/>
        <table:table-column table:style-name="Tabelle2.K"/>
        <table:table-row>
          <table:table-cell table:style-name="Tabelle2.A1" office:value-type="float" office:value="40634">
            <text:p text:style-name="P10"><text:span text:style-name="T11">1.</text:span></text:p>
          </table:table-cell>
          <table:table-cell table:style-name="Tabelle2.B1" office:value-type="string">
            <text:p text:style-name="P10">0.99</text:p>
          </table:table-cell>
          <table:table-cell table:style-name="Tabelle2.B1" office:value-type="string">
            <text:p text:style-name="P10">0.75</text:p>
          </table:table-cell>
          <table:table-cell table:style-name="Tabelle2.B1" office:value-type="string">
            <text:p text:style-name="P10">0.25</text:p>
          </table:table-cell>
          <table:table-cell table:style-name="Tabelle2.B1" office:value-type="string">
            <text:p text:style-name="P10">0.1</text:p>
          </table:table-cell>
          <table:table-cell table:style-name="Tabelle2.B1" office:value-type="string">
            <text:p text:style-name="P10">0.12</text:p>
          </table:table-cell>
          <table:table-cell table:style-name="Tabelle2.B1" office:value-type="string">
            <text:p text:style-name="P10">0.25</text:p>
          </table:table-cell>
          <table:table-cell table:style-name="Tabelle2.B1" office:value-type="string">
            <text:p text:style-name="P10">0.77</text:p>
          </table:table-cell>
          <table:table-cell table:style-name="Tabelle2.B1" office:value-type="string">
            <text:p text:style-name="P10">0.99</text:p>
          </table:table-cell>
          <table:table-cell table:style-name="Tabelle2.B1" office:value-type="string">
            <text:p text:style-name="P11">0.1</text:p>
          </table:table-cell>
          <table:table-cell table:style-name="Tabelle2.K1" office:value-type="string">
            <text:p text:style-name="P11">0.99</text:p>
          </table:table-cell>
        </table:table-row>
        <table:table-row>
          <table:table-cell table:style-name="Tabelle2.A2" office:value-type="float" office:value="40635">
            <text:p text:style-name="P23"><text:span text:style-name="T11">2.</text:span></text:p>
          </table:table-cell>
          <table:table-cell table:style-name="Tabelle2.B2" office:value-type="string">
            <text:p text:style-name="P23">0.18</text:p>
          </table:table-cell>
          <table:table-cell table:style-name="Tabelle2.B2" office:value-type="string">
            <text:p text:style-name="P23">0.12</text:p>
          </table:table-cell>
          <table:table-cell table:style-name="Tabelle2.B2" office:value-type="string">
            <text:p text:style-name="P23">0.88</text:p>
          </table:table-cell>
          <table:table-cell table:style-name="Tabelle2.B2" office:value-type="string">
            <text:p text:style-name="P23">0.17</text:p>
          </table:table-cell>
          <table:table-cell table:style-name="Tabelle2.B2" office:value-type="string">
            <text:p text:style-name="P23">0.12</text:p>
          </table:table-cell>
          <table:table-cell table:style-name="Tabelle2.B2" office:value-type="string">
            <text:p text:style-name="P23">0.27</text:p>
          </table:table-cell>
          <table:table-cell table:style-name="Tabelle2.B2" office:value-type="string">
            <text:p text:style-name="P23">0.15</text:p>
          </table:table-cell>
          <table:table-cell table:style-name="Tabelle2.B2" office:value-type="string">
            <text:p text:style-name="P23">0.06</text:p>
          </table:table-cell>
          <table:table-cell table:style-name="Tabelle2.B2" office:value-type="string">
            <text:p text:style-name="P24">0.99</text:p>
          </table:table-cell>
          <table:table-cell table:style-name="Tabelle2.K2" office:value-type="string">
            <text:p text:style-name="P24">0.99</text:p>
          </table:table-cell>
        </table:table-row>
        <table:table-row>
          <table:table-cell table:style-name="Tabelle2.A2" office:value-type="float" office:value="0">
            <text:p text:style-name="P23"><text:span text:style-name="T11">3.</text:span></text:p>
          </table:table-cell>
          <table:table-cell table:style-name="Tabelle2.B2" office:value-type="string">
            <text:p text:style-name="P23">0.15</text:p>
          </table:table-cell>
          <table:table-cell table:style-name="Tabelle2.B2" office:value-type="string">
            <text:p text:style-name="P23">0.99</text:p>
          </table:table-cell>
          <table:table-cell table:style-name="Tabelle2.B2" office:value-type="string">
            <text:p text:style-name="P23">0.28</text:p>
          </table:table-cell>
          <table:table-cell table:style-name="Tabelle2.B2" office:value-type="string">
            <text:p text:style-name="P23">0.22</text:p>
          </table:table-cell>
          <table:table-cell table:style-name="Tabelle2.B2" office:value-type="string">
            <text:p text:style-name="P23">0.05</text:p>
          </table:table-cell>
          <table:table-cell table:style-name="Tabelle2.B2" office:value-type="string">
            <text:p text:style-name="P23">0.25</text:p>
          </table:table-cell>
          <table:table-cell table:style-name="Tabelle2.B2" office:value-type="string">
            <text:p text:style-name="P23">0.05</text:p>
          </table:table-cell>
          <table:table-cell table:style-name="Tabelle2.B2" office:value-type="string">
            <text:p text:style-name="P23">0.17</text:p>
          </table:table-cell>
          <table:table-cell table:style-name="Tabelle2.B2" office:value-type="string">
            <text:p text:style-name="P24">0.1</text:p>
          </table:table-cell>
          <table:table-cell table:style-name="Tabelle2.K2" office:value-type="string">
            <text:p text:style-name="P24">0.99</text:p>
          </table:table-cell>
        </table:table-row>
        <table:table-row>
          <table:table-cell table:style-name="Tabelle2.A2" office:value-type="float" office:value="40637">
            <text:p text:style-name="P23"><text:span text:style-name="T11">4.</text:span></text:p>
          </table:table-cell>
          <table:table-cell table:style-name="Tabelle2.B2" office:value-type="string">
            <text:p text:style-name="P23">0.2</text:p>
          </table:table-cell>
          <table:table-cell table:style-name="Tabelle2.B2" office:value-type="string">
            <text:p text:style-name="P23">0.2</text:p>
          </table:table-cell>
          <table:table-cell table:style-name="Tabelle2.B2" office:value-type="string">
            <text:p text:style-name="P23">0.06</text:p>
          </table:table-cell>
          <table:table-cell table:style-name="Tabelle2.B2" office:value-type="string">
            <text:p text:style-name="P23">0.08</text:p>
          </table:table-cell>
          <table:table-cell table:style-name="Tabelle2.B2" office:value-type="string">
            <text:p text:style-name="P23">0.2</text:p>
          </table:table-cell>
          <table:table-cell table:style-name="Tabelle2.B2" office:value-type="string">
            <text:p text:style-name="P23">0.2</text:p>
          </table:table-cell>
          <table:table-cell table:style-name="Tabelle2.B2" office:value-type="string">
            <text:p text:style-name="P23">0.99</text:p>
          </table:table-cell>
          <table:table-cell table:style-name="Tabelle2.B2" office:value-type="string">
            <text:p text:style-name="P23">0.99</text:p>
          </table:table-cell>
          <table:table-cell table:style-name="Tabelle2.B2" office:value-type="string">
            <text:p text:style-name="P24">0.99</text:p>
          </table:table-cell>
          <table:table-cell table:style-name="Tabelle2.K2" office:value-type="string">
            <text:p text:style-name="P24">0.1</text:p>
          </table:table-cell>
        </table:table-row>
        <table:table-row>
          <table:table-cell table:style-name="Tabelle2.A2" office:value-type="float" office:value="40638">
            <text:p text:style-name="P23"><text:span text:style-name="T11">5.</text:span></text:p>
          </table:table-cell>
          <table:table-cell table:style-name="Tabelle2.B2" office:value-type="string">
            <text:p text:style-name="P23">0.08</text:p>
          </table:table-cell>
          <table:table-cell table:style-name="Tabelle2.B2" office:value-type="string">
            <text:p text:style-name="P23">0.06</text:p>
          </table:table-cell>
          <table:table-cell table:style-name="Tabelle2.B2" office:value-type="string">
            <text:p text:style-name="P23">0.14</text:p>
          </table:table-cell>
          <table:table-cell table:style-name="Tabelle2.B2" office:value-type="string">
            <text:p text:style-name="P23">0.1</text:p>
          </table:table-cell>
          <table:table-cell table:style-name="Tabelle2.B2" office:value-type="string">
            <text:p text:style-name="P23">0.2</text:p>
          </table:table-cell>
          <table:table-cell table:style-name="Tabelle2.B2" office:value-type="string">
            <text:p text:style-name="P23">0.08</text:p>
          </table:table-cell>
          <table:table-cell table:style-name="Tabelle2.B2" office:value-type="string">
            <text:p text:style-name="P23">0.01</text:p>
          </table:table-cell>
          <table:table-cell table:style-name="Tabelle2.B2" office:value-type="string">
            <text:p text:style-name="P23">0.09</text:p>
          </table:table-cell>
          <table:table-cell table:style-name="Tabelle2.B2" office:value-type="string">
            <text:p text:style-name="P24">0.99</text:p>
          </table:table-cell>
          <table:table-cell table:style-name="Tabelle2.K2" office:value-type="string">
            <text:p text:style-name="P24">0.99</text:p>
          </table:table-cell>
        </table:table-row>
        <table:table-row>
          <table:table-cell table:style-name="Tabelle2.A2" office:value-type="float" office:value="40639">
            <text:p text:style-name="P23"><text:span text:style-name="T11">6.</text:span></text:p>
          </table:table-cell>
          <table:table-cell table:style-name="Tabelle2.B2" office:value-type="string">
            <text:p text:style-name="P23">0.99</text:p>
          </table:table-cell>
          <table:table-cell table:style-name="Tabelle2.B2" office:value-type="string">
            <text:p text:style-name="P23">0.99</text:p>
          </table:table-cell>
          <table:table-cell table:style-name="Tabelle2.B2" office:value-type="string">
            <text:p text:style-name="P23">0.76</text:p>
          </table:table-cell>
          <table:table-cell table:style-name="Tabelle2.B2" office:value-type="string">
            <text:p text:style-name="P23">0.28</text:p>
          </table:table-cell>
          <table:table-cell table:style-name="Tabelle2.B2" office:value-type="string">
            <text:p text:style-name="P23">0.26</text:p>
          </table:table-cell>
          <table:table-cell table:style-name="Tabelle2.B2" office:value-type="string">
            <text:p text:style-name="P23">0.26</text:p>
          </table:table-cell>
          <table:table-cell table:style-name="Tabelle2.B2" office:value-type="string">
            <text:p text:style-name="P23">0.99</text:p>
          </table:table-cell>
          <table:table-cell table:style-name="Tabelle2.B2" office:value-type="string">
            <text:p text:style-name="P23">0.99</text:p>
          </table:table-cell>
          <table:table-cell table:style-name="Tabelle2.B2" office:value-type="string">
            <text:p text:style-name="P24">0.1</text:p>
          </table:table-cell>
          <table:table-cell table:style-name="Tabelle2.K2" office:value-type="string">
            <text:p text:style-name="P24">0.99</text:p>
          </table:table-cell>
        </table:table-row>
        <table:table-row>
          <table:table-cell table:style-name="Tabelle2.A2" office:value-type="float" office:value="40640">
            <text:p text:style-name="P23"><text:span text:style-name="T11">7.</text:span></text:p>
          </table:table-cell>
          <table:table-cell table:style-name="Tabelle2.B2" office:value-type="string">
            <text:p text:style-name="P23">0.13</text:p>
          </table:table-cell>
          <table:table-cell table:style-name="Tabelle2.B2" office:value-type="string">
            <text:p text:style-name="P23">0.16</text:p>
          </table:table-cell>
          <table:table-cell table:style-name="Tabelle2.B2" office:value-type="string">
            <text:p text:style-name="P23">0.25</text:p>
          </table:table-cell>
          <table:table-cell table:style-name="Tabelle2.B2" office:value-type="string">
            <text:p text:style-name="P23">0.05</text:p>
          </table:table-cell>
          <table:table-cell table:style-name="Tabelle2.B2" office:value-type="string">
            <text:p text:style-name="P23">0.13</text:p>
          </table:table-cell>
          <table:table-cell table:style-name="Tabelle2.B2" office:value-type="string">
            <text:p text:style-name="P23">0.99</text:p>
          </table:table-cell>
          <table:table-cell table:style-name="Tabelle2.B2" office:value-type="string">
            <text:p text:style-name="P23">0.99</text:p>
          </table:table-cell>
          <table:table-cell table:style-name="Tabelle2.B2" office:value-type="string">
            <text:p text:style-name="P23">0.23</text:p>
          </table:table-cell>
          <table:table-cell table:style-name="Tabelle2.B2" office:value-type="string">
            <text:p text:style-name="P24">0.9</text:p>
          </table:table-cell>
          <table:table-cell table:style-name="Tabelle2.K2" office:value-type="string">
            <text:p text:style-name="P24">0.3</text:p>
          </table:table-cell>
        </table:table-row>
        <table:table-row>
          <table:table-cell table:style-name="Tabelle2.A2" office:value-type="float" office:value="40641">
            <text:p text:style-name="P23"><text:span text:style-name="T11">8.</text:span></text:p>
          </table:table-cell>
          <table:table-cell table:style-name="Tabelle2.B2" office:value-type="string">
            <text:p text:style-name="P23">0.2</text:p>
          </table:table-cell>
          <table:table-cell table:style-name="Tabelle2.B2" office:value-type="string">
            <text:p text:style-name="P23">0.2</text:p>
          </table:table-cell>
          <table:table-cell table:style-name="Tabelle2.B2" office:value-type="string">
            <text:p text:style-name="P23">0.06</text:p>
          </table:table-cell>
          <table:table-cell table:style-name="Tabelle2.B2" office:value-type="string">
            <text:p text:style-name="P23">0.08</text:p>
          </table:table-cell>
          <table:table-cell table:style-name="Tabelle2.B2" office:value-type="string">
            <text:p text:style-name="P23">0.2</text:p>
          </table:table-cell>
          <table:table-cell table:style-name="Tabelle2.B2" office:value-type="string">
            <text:p text:style-name="P23">0.2</text:p>
          </table:table-cell>
          <table:table-cell table:style-name="Tabelle2.B2" office:value-type="string">
            <text:p text:style-name="P23">0.99</text:p>
          </table:table-cell>
          <table:table-cell table:style-name="Tabelle2.B2" office:value-type="string">
            <text:p text:style-name="P23">0.99</text:p>
          </table:table-cell>
          <table:table-cell table:style-name="Tabelle2.B2" office:value-type="string">
            <text:p text:style-name="P24">0.99</text:p>
          </table:table-cell>
          <table:table-cell table:style-name="Tabelle2.K2" office:value-type="string">
            <text:p text:style-name="P24">0.1</text:p>
          </table:table-cell>
        </table:table-row>
      </table:table>
      <text:p text:style-name="P9">The first eight values are the input values of the eight distance sensors of the robot, starting at the front right sensor and listing the values of the sensors clockwise. The last two values are the values that should be output by the robot. The test cases where created by observing situations in which the robot should react in a specific way and taking the sensor values from those situations as training input and the desired behavior as output values for the training case.</text:p>
      <text:p text:style-name="P9">Test case 1,3 and 6 train the robot to turn left when there is an object in front of it or to the right. Test case 2 and 5 train the robot to go straight ahead, when the sensors cannot find an object nearby. Test case 4,7 and 8 train the robot to turn right if there is an obstacle on the left of it. There is more than one test case per situation type and the different kinds of test cases were ordered alternately to get a good and evenly learning outcome and avoid that one behavior gets too strong.</text:p>
      <text:p text:style-name="P12"><text:span text:style-name="T10">After learning on this small set of training cases the robot should be able to recognize the different sitations and react accordingly.</text:span></text:p>
      <text:h text:style-name="P3" text:outline-level="2"/>
      <text:h text:style-name="P4" text:outline-level="2">8. <text:span text:style-name="T7">Information on</text:span> the performance of the <text:span text:style-name="T7">learning </text:span>robot</text:h>
      <text:p text:style-name="Text_20_body"><draw:frame draw:style-name="fr3" draw:name="Grafik6" text:anchor-type="paragraph" svg:x="0.407cm" svg:y="0.146cm" svg:width="14.684cm" svg:height="4.32cm" draw:z-index="5"><draw:image xlink:href="Pictures/1000000000000242000000AA364E64B9.png" xlink:type="simple" xlink:show="embed" xlink:actuate="onLoad"/></draw:frame><text:span text:style-name="T5"/></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draw:frame draw:style-name="fr3" draw:name="Grafik3" text:anchor-type="paragraph" svg:x="0.143cm" svg:y="0.355cm" svg:width="15.187cm" svg:height="4.466cm" draw:z-index="2"><draw:image xlink:href="Pictures/10000000000002C0000000CF34362736.png" xlink:type="simple" xlink:show="embed" xlink:actuate="onLoad"/></draw:frame><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draw:frame draw:style-name="fr3" draw:name="Grafik5" text:anchor-type="paragraph" svg:x="0.286cm" svg:y="-0.143cm" svg:width="15.27cm" svg:height="7.825cm" draw:z-index="4"><draw:image xlink:href="Pictures/10000000000002CC0000016F3920D121.png" xlink:type="simple" xlink:show="embed" xlink:actuate="onLoad"/></draw:frame><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draw:frame draw:style-name="fr3" draw:name="Grafik4" text:anchor-type="paragraph" svg:x="0.053cm" svg:y="5.283cm" svg:width="15.896cm" svg:height="4.089cm" draw:z-index="3"><draw:image xlink:href="Pictures/10000000000002F6000000C319DABBF9.png" xlink:type="simple" xlink:show="embed" xlink:actuate="onLoad"/></draw:frame><text:span text:style-name="Default_20_Paragraph_20_Font"><text:span text:style-name="T1">The learning robot learned how to avoid obstacles. Most of the times it can recognize obstacles early enough to turn away before it crashes into them. Even when it crashes into an object, it will turn away to move somewhere else and won't get stuck running into that objec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BX10" svg:font-family="CMBX10"/>
    <style:font-face style:name="CMBX12" svg:font-family="CMBX12"/>
    <style:font-face style:name="CMR10" svg:font-family="CMR10"/>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b" fo:country="NO"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b" fo:country="NO"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Placeholder_20_Text" style:display-name="Placeholder Text" style:family="text" style:parent-style-name="Default_20_Paragraph_20_Font">
      <style:text-properties fo:color="#808080"/>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Eirik Daleng Haukedal</meta:initial-creator>
    <dc:creator>Carina Schwab</dc:creator>
    <meta:creation-date>2011-04-14T01:39:00Z</meta:creation-date>
    <dc:date>2011-04-14T05:42:31.38</dc:date>
    <meta:editing-cycles>25</meta:editing-cycles>
    <meta:editing-duration>PT01H56M50S</meta:editing-duration>
    <meta:document-statistic meta:table-count="2" meta:image-count="13" meta:object-count="0" meta:page-count="9" meta:paragraph-count="225" meta:word-count="1594" meta:character-count="8989"/>
    <meta:template xlink:type="simple" xlink:actuate="onRequest" xlink:title="" xlink:href="Normal.dotm"/>
  </office:meta>
</office:document-meta>
</file>